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408cm" fo:margin-left="-0.198cm" table:align="left" style:writing-mode="lr-tb"/>
    </style:style>
    <style:style style:name="Tabulka1.A" style:family="table-column">
      <style:table-column-properties style:column-width="16.408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ulka2" style:family="table">
      <style:table-properties style:width="16.408cm" fo:margin-left="-0.198cm" table:align="left" style:writing-mode="lr-tb"/>
    </style:style>
    <style:style style:name="Tabulka2.A" style:family="table-column">
      <style:table-column-properties style:column-width="4.376cm"/>
    </style:style>
    <style:style style:name="Tabulka2.B" style:family="table-column">
      <style:table-column-properties style:column-width="2.318cm"/>
    </style:style>
    <style:style style:name="Tabulka2.C" style:family="table-column">
      <style:table-column-properties style:column-width="2.431cm"/>
    </style:style>
    <style:style style:name="Tabulka2.D" style:family="table-column">
      <style:table-column-properties style:column-width="1.476cm"/>
    </style:style>
    <style:style style:name="Tabulka2.E" style:family="table-column">
      <style:table-column-properties style:column-width="1.905cm"/>
    </style:style>
    <style:style style:name="Tabulka2.F" style:family="table-column">
      <style:table-column-properties style:column-width="3.902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ulka2.F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ulka2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ulka2.F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ulka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ulka2.F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ulka2.13" style:family="table-row">
      <style:table-row-properties style:min-row-height="0.538cm" fo:keep-together="auto"/>
    </style:style>
    <style:style style:name="Tabulka2.A1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ulka2.F1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1pt" officeooo:rsid="00171ecd" officeooo:paragraph-rsid="00171ecd" style:font-size-asian="11pt" style:font-size-complex="11pt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1pt" officeooo:rsid="00171ecd" officeooo:paragraph-rsid="00171ecd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71ecd" officeooo:paragraph-rsid="00171ecd" style:font-size-asian="12pt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  <style:text-properties officeooo:rsid="00171ecd" officeooo:paragraph-rsid="00171ecd"/>
    </style:style>
    <style:style style:name="P15" style:family="paragraph" style:parent-style-name="Standard">
      <style:paragraph-properties fo:text-align="end" style:justify-single-word="false" style:snap-to-layout-grid="false"/>
      <style:text-properties officeooo:rsid="00171ecd" officeooo:paragraph-rsid="00171ecd"/>
    </style:style>
    <style:style style:name="P16" style:family="paragraph" style:parent-style-name="Standard">
      <style:paragraph-properties fo:text-align="justify" style:justify-single-word="false" fo:break-before="page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71ecd" style:font-size-asian="14pt" style:font-weight-asian="bold" style:font-size-complex="1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795ef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795ef" style:font-size-asian="12pt" style:font-size-complex="12pt"/>
    </style:style>
    <style:style style:name="T7" style:family="text">
      <style:text-properties fo:font-size="12pt" officeooo:rsid="0018af87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795ef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Výčetka </text:p>
      <text:p text:style-name="P2">pro výpočet náhrady mzdy nebo výdělku ušlého v souvislosti s výkonem funkce neuvolněného člena Zastupitelstva hlavního města Prahy</text:p>
      <text:p text:style-name="P2"/>
      <text:p text:style-name="P1"><text:span text:style-name="T1">za měsíc </text:span><text:span text:style-name="T2">únor</text:span><text:span text:style-name="T1"> 2015</text:span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3">Jméno a příjmení:</text:p>
            <text:p text:style-name="P11">Adam Zábranský</text:p>
            <text:p text:style-name="P3"/>
          </table:table-cell>
        </table:table-row>
      </table:table>
      <text:p text:style-name="P3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column table:style-name="Tabulka2.F"/>
        <table:table-row table:style-name="Tabulka2.1">
          <table:table-cell table:style-name="Tabulka2.A1" office:value-type="string">
            <text:p text:style-name="P5"/>
            <text:p text:style-name="P4">Výkon funkce</text:p>
          </table:table-cell>
          <table:table-cell table:style-name="Tabulka2.A1" office:value-type="string">
            <text:p text:style-name="P5"/>
            <text:p text:style-name="P4">Datum</text:p>
          </table:table-cell>
          <table:table-cell table:style-name="Tabulka2.A1" office:value-type="string">
            <text:p text:style-name="P5"/>
            <text:p text:style-name="P4">Hodiny od - do</text:p>
          </table:table-cell>
          <table:table-cell table:style-name="Tabulka2.A1" table:number-columns-spanned="2" office:value-type="string">
            <text:p text:style-name="P5"/>
            <text:p text:style-name="P4">Počet hodin</text:p>
          </table:table-cell>
          <table:covered-table-cell/>
          <table:table-cell table:style-name="Tabulka2.F1" office:value-type="string">
            <text:p text:style-name="P5"/>
            <text:p text:style-name="P4">Poznámka</text:p>
          </table:table-cell>
        </table:table-row>
        <table:table-row table:style-name="Tabulka2.1">
          <table:table-cell table:style-name="Tabulka2.A2" office:value-type="string">
            <text:p text:style-name="P5"/>
          </table:table-cell>
          <table:table-cell table:style-name="Tabulka2.A2" office:value-type="string">
            <text:p text:style-name="P5"/>
          </table:table-cell>
          <table:table-cell table:style-name="Tabulka2.A2" office:value-type="string">
            <text:p text:style-name="P5"/>
          </table:table-cell>
          <table:table-cell table:style-name="Tabulka2.A1" office:value-type="string">
            <text:p text:style-name="P5"/>
            <text:p text:style-name="P4">celkem </text:p>
          </table:table-cell>
          <table:table-cell table:style-name="Tabulka2.A1" office:value-type="string">
            <text:p text:style-name="P5"/>
            <text:p text:style-name="P4">k náhradě</text:p>
          </table:table-cell>
          <table:table-cell table:style-name="Tabulka2.F2" office:value-type="string">
            <text:p text:style-name="P5"/>
          </table:table-cell>
        </table:table-row>
        <table:table-row table:style-name="Tabulka2.1">
          <table:table-cell table:style-name="Tabulka2.A3" office:value-type="string">
            <text:p text:style-name="P4">zasedání <text:line-break/>Zastupitelstva HMP</text:p>
            <text:p text:style-name="P4"/>
          </table:table-cell>
          <table:table-cell table:style-name="Tabulka2.A3" office:value-type="string">
            <text:p text:style-name="P14"><text:span text:style-name="T3">19.2.2015-20.2.2015</text:span></text:p>
          </table:table-cell>
          <table:table-cell table:style-name="Tabulka2.A3" office:value-type="string">
            <text:p text:style-name="P7">9:00-1:45</text:p>
          </table:table-cell>
          <table:table-cell table:style-name="Tabulka2.A3" office:value-type="string">
            <text:p text:style-name="P8">16,75</text:p>
          </table:table-cell>
          <table:table-cell table:style-name="Tabulka2.A3" office:value-type="string">
            <text:p text:style-name="P8">16,75</text:p>
          </table:table-cell>
          <table:table-cell table:style-name="Tabulka2.F3" office:value-type="string">
            <text:p text:style-name="P5"/>
          </table:table-cell>
        </table:table-row>
        <table:table-row table:style-name="Tabulka2.1">
          <table:table-cell table:style-name="Tabulka2.A3" office:value-type="string">
            <text:p text:style-name="P4">schůze Rady HMP</text:p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6"/>
          </table:table-cell>
          <table:table-cell table:style-name="Tabulka2.A3" office:value-type="string">
            <text:p text:style-name="P6"/>
          </table:table-cell>
          <table:table-cell table:style-name="Tabulka2.F3" office:value-type="string">
            <text:p text:style-name="P5"/>
          </table:table-cell>
        </table:table-row>
        <table:table-row table:style-name="Tabulka2.1">
          <table:table-cell table:style-name="Tabulka2.A3" office:value-type="string">
            <text:p text:style-name="P4">jednání výboru Zastupitelstva HMP</text:p>
          </table:table-cell>
          <table:table-cell table:style-name="Tabulka2.A3" office:value-type="string">
            <text:p text:style-name="P7">11.2.2015</text:p>
            <text:p text:style-name="P7">9.2.2015</text:p>
            <text:p text:style-name="P7">5.2.2015</text:p>
          </table:table-cell>
          <table:table-cell table:style-name="Tabulka2.A3" office:value-type="string">
            <text:p text:style-name="P7">17:00-18:54</text:p>
            <text:p text:style-name="P7">14:00-16:05</text:p>
            <text:p text:style-name="P7">14:00-15:10</text:p>
          </table:table-cell>
          <table:table-cell table:style-name="Tabulka2.A3" office:value-type="string">
            <text:p text:style-name="P8">5,05</text:p>
          </table:table-cell>
          <table:table-cell table:style-name="Tabulka2.A3" office:value-type="string">
            <text:p text:style-name="P8">5,05</text:p>
          </table:table-cell>
          <table:table-cell table:style-name="Tabulka2.F3" office:value-type="string">
            <text:p text:style-name="P7">výbor pro legislativu</text:p>
            <text:p text:style-name="P7">výbor pro sport</text:p>
            <text:p text:style-name="P7">výbor pro výchovu</text:p>
          </table:table-cell>
        </table:table-row>
        <table:table-row table:style-name="Tabulka2.1">
          <table:table-cell table:style-name="Tabulka2.A3" office:value-type="string">
            <text:p text:style-name="P4">jednání komise Rady HMP</text:p>
          </table:table-cell>
          <table:table-cell table:style-name="Tabulka2.A3" office:value-type="string">
            <text:p text:style-name="P7">4.2.2015</text:p>
          </table:table-cell>
          <table:table-cell table:style-name="Tabulka2.A3" office:value-type="string">
            <text:p text:style-name="P7">15:00-17:10</text:p>
          </table:table-cell>
          <table:table-cell table:style-name="Tabulka2.A3" office:value-type="string">
            <text:p text:style-name="P8">2,15</text:p>
          </table:table-cell>
          <table:table-cell table:style-name="Tabulka2.A3" office:value-type="string">
            <text:p text:style-name="P8">2,15</text:p>
          </table:table-cell>
          <table:table-cell table:style-name="Tabulka2.F3" office:value-type="string">
            <text:p text:style-name="P7">komise pro informatiku</text:p>
          </table:table-cell>
        </table:table-row>
        <table:table-row table:style-name="Tabulka2.1">
          <table:table-cell table:style-name="Tabulka2.A3" office:value-type="string">
            <text:p text:style-name="P4">jednání zvláštního orgánu hlavního města Prahy</text:p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6"/>
          </table:table-cell>
          <table:table-cell table:style-name="Tabulka2.A3" office:value-type="string">
            <text:p text:style-name="P6"/>
          </table:table-cell>
          <table:table-cell table:style-name="Tabulka2.F3" office:value-type="string">
            <text:p text:style-name="P5"/>
          </table:table-cell>
        </table:table-row>
        <table:table-row table:style-name="Tabulka2.1">
          <table:table-cell table:style-name="Tabulka2.A3" office:value-type="string">
            <text:p text:style-name="P4">výkon funkce člena řídícího, dozorčího nebo kontrolního orgánu právnické osoby, </text:p>
            <text:p text:style-name="P4">(dle čl. I.,odst.2.písm. f) zásad)</text:p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6"/>
          </table:table-cell>
          <table:table-cell table:style-name="Tabulka2.A3" office:value-type="string">
            <text:p text:style-name="P6"/>
          </table:table-cell>
          <table:table-cell table:style-name="Tabulka2.F3" office:value-type="string">
            <text:p text:style-name="P5"/>
          </table:table-cell>
        </table:table-row>
        <table:table-row table:style-name="Tabulka2.1">
          <table:table-cell table:style-name="Tabulka2.A3" office:value-type="string">
            <text:p text:style-name="P4">pracovní cesta</text:p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6"/>
          </table:table-cell>
          <table:table-cell table:style-name="Tabulka2.A3" office:value-type="string">
            <text:p text:style-name="P6"/>
          </table:table-cell>
          <table:table-cell table:style-name="Tabulka2.F3" office:value-type="string">
            <text:p text:style-name="P5"/>
          </table:table-cell>
        </table:table-row>
        <table:table-row table:style-name="Tabulka2.1">
          <table:table-cell table:style-name="Tabulka2.A3" office:value-type="string">
            <text:p text:style-name="P4">účast na seminářích </text:p>
          </table:table-cell>
          <table:table-cell table:style-name="Tabulka2.A3" office:value-type="string">
            <text:p text:style-name="P7">16.2.2015</text:p>
            <text:p text:style-name="P7"/>
            <text:p text:style-name="P7"/>
            <text:p text:style-name="P7"/>
            <text:p text:style-name="P7">17.2.2015</text:p>
          </table:table-cell>
          <table:table-cell table:style-name="Tabulka2.A3" office:value-type="string">
            <text:p text:style-name="P7">10:00-10:25, 11:30-12:30, 13:30-14:30, 14:50-15:50</text:p>
            <text:p text:style-name="P7">9:00-14:00</text:p>
          </table:table-cell>
          <table:table-cell table:style-name="Tabulka2.A3" office:value-type="string">
            <text:p text:style-name="P8">8,60</text:p>
          </table:table-cell>
          <table:table-cell table:style-name="Tabulka2.A3" office:value-type="string">
            <text:p text:style-name="P8">8,60</text:p>
          </table:table-cell>
          <table:table-cell table:style-name="Tabulka2.F3" office:value-type="string">
            <text:p text:style-name="P7">Konference Dobrá radnice, viz příloha</text:p>
          </table:table-cell>
        </table:table-row>
        <table:table-row table:style-name="Tabulka2.1">
          <table:table-cell table:style-name="Tabulka2.A3" office:value-type="string">
            <text:p text:style-name="P4">jednání z pověření komise Rady HMP,výboru ZHMP nebo uvolněného člena ZHMP</text:p>
          </table:table-cell>
          <table:table-cell table:style-name="Tabulka2.A3" office:value-type="string">
            <text:p text:style-name="P5"><text:span text:style-name="T3"/></text:p>
          </table:table-cell>
          <table:table-cell table:style-name="Tabulka2.A3" office:value-type="string">
            <text:p text:style-name="P5"><text:span text:style-name="T3"/></text:p>
          </table:table-cell>
          <table:table-cell table:style-name="Tabulka2.A3" office:value-type="string">
            <text:p text:style-name="P13"><text:span text:style-name="T3"/></text:p>
          </table:table-cell>
          <table:table-cell table:style-name="Tabulka2.A3" office:value-type="string">
            <text:p text:style-name="P6"><text:span text:style-name="T3"/></text:p>
          </table:table-cell>
          <table:table-cell table:style-name="Tabulka2.F3" office:value-type="string">
            <text:p text:style-name="P5"/>
          </table:table-cell>
        </table:table-row>
        <table:table-row table:style-name="Tabulka2.1">
          <table:table-cell table:style-name="Tabulka2.A3" office:value-type="string">
            <text:p text:style-name="P4">Přijímání prohlášení o uzavření manželství</text:p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5"/>
          </table:table-cell>
          <table:table-cell table:style-name="Tabulka2.A3" office:value-type="string">
            <text:p text:style-name="P5"/>
          </table:table-cell>
          <table:table-cell table:style-name="Tabulka2.F3" office:value-type="string">
            <text:p text:style-name="P5"/>
          </table:table-cell>
        </table:table-row>
        <table:table-row table:style-name="Tabulka2.13">
          <table:table-cell table:style-name="Tabulka2.A13" office:value-type="string">
            <text:p text:style-name="P9">Celkem</text:p>
          </table:table-cell>
          <table:table-cell table:style-name="Tabulka2.A13" office:value-type="string">
            <text:p text:style-name="P5"/>
          </table:table-cell>
          <table:table-cell table:style-name="Tabulka2.A13" office:value-type="string">
            <text:p text:style-name="P5"/>
          </table:table-cell>
          <table:table-cell table:style-name="Tabulka2.A13" office:value-type="string">
            <text:p text:style-name="P15"><text:span text:style-name="T3">32,55</text:span></text:p>
          </table:table-cell>
          <table:table-cell table:style-name="Tabulka2.A13" office:value-type="string">
            <text:p text:style-name="P8">32,55</text:p>
          </table:table-cell>
          <table:table-cell table:style-name="Tabulka2.F13" office:value-type="string">
            <text:p text:style-name="P5"/>
          </table:table-cell>
        </table:table-row>
      </table:table>
      <text:p text:style-name="P3"/>
      <text:p text:style-name="P3">Prohlašuji, že výše uvedené údaje jsou pravdivé.</text:p>
      <text:p text:style-name="P3"/>
      <text:p text:style-name="P12"><text:span text:style-name="T3">Datum:<text:tab/></text:span><text:span text:style-name="T4">3.3</text:span><text:span text:style-name="T3">.2015<text:tab/><text:tab/><text:tab/><text:tab/><text:tab/>Podpis: <text:s/><text:tab/></text:span></text:p>
      <text:p text:style-name="P12"/>
      <text:p text:style-name="P12"/>
      <text:p text:style-name="P16"><text:span text:style-name="T8">Příloha k výčetce pro výpočet výdělku ušlého v souvislosti s výkonem funkce neuvolněného člena Zastupitelstva hlavního města Prahy za měsíc </text:span><text:span text:style-name="T9">únor</text:span><text:span text:style-name="T8"> 2015</text:span></text:p>
      <text:p text:style-name="P10"/>
      <text:p text:style-name="P10"/>
      <text:p text:style-name="P1"><text:span text:style-name="T10">Čestné prohlášení</text:span><text:span text:style-name="T5"> </text:span></text:p>
      <text:p text:style-name="P10"/>
      <text:p text:style-name="P10">V souladu s přijatými Zásadami řešení náhrady mzdy nebo výdělku ušlého v souvislosti s výkonem funkce neuvolněného člena ZHMP podle § 52 odst. 4 zákona č. 131/2000 Sb., o hlavním městě Praze, schválenými usnesením č. 28/35 ze dne 26. 5. 2005 ve znění usnesení č. 35/05 ze dne 23. 2. 2006, prohlašuji, že jsem vykonával funkci zastupitele dle čl. I odst. 2 zásad, tak jak je uvedeno ve výčtu aktivit přiloženého k tomuto prohlášení. Hodiny u zasedání <text:s/>zastupitelstva hl. m. Prahy a jeho výborů jsou uvedeny v orientační výši a žádám o opravení údajů tak, aby odpovídaly údajům v zápisech z těchto orgánů.</text:p>
      <text:p text:style-name="P10"/>
      <text:p text:style-name="P10"/>
      <text:p text:style-name="P12"><text:span text:style-name="T5">V Praze dne <text:s/></text:span><text:span text:style-name="T6">3.3</text:span><text:span text:style-name="T5">.2015 <text:tab/><text:tab/><text:tab/>Jméno a příjmení: <text:s text:c="2"/><text:tab/></text:span><text:span text:style-name="T6">Adam Zábranský</text:span></text:p>
      <text:p text:style-name="P10"/>
      <text:p text:style-name="P10"/>
      <text:p text:style-name="P12"><text:span text:style-name="T10">Přílohy</text:span><text:span text:style-name="T5">:</text:span></text:p>
      <text:p text:style-name="P12"><text:span text:style-name="T7">1</text:span><text:span text:style-name="T5">. Výčet všech aktivit s datem, dobou a odkazem na ustanovení čl. I odst. 2 zás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left="0.499cm" fo:margin-right="0cm" fo:text-align="justify" style:justify-single-word="false" fo:text-indent="-0.499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Text_20_komentáře" style:display-name="Text komentáře" style:family="paragraph" style:parent-style-name="Standard"/>
    <style:style style:name="Footnote" style:family="paragraph" style:parent-style-name="Standard" style:class="extra"/>
    <style:style style:name="Endnote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/>
      <style:text-properties fo:font-size="12pt" style:font-size-asian="12pt" style:font-size-complex="12pt"/>
    </style:style>
    <style:style style:name="Základní_20_text_20_odsazený_20_2" style:display-name="Základní text odsazený 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2z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5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St5z0" style:family="text">
      <style:text-properties style:font-name="Symbol" fo:font-family="Symbol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9z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Standardní_20_písmo_20_odstavce" style:display-name="Standardní písmo odstavce" style:family="text"/>
    <style:style style:name="Odkaz_20_na_20_komentář" style:display-name="Odkaz na komentář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 " style:num-format="A" style:num-letter-sync="true" text:start-value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outline-level-style>
      <text:outline-level-style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 " style:num-format="A" style:num-letter-sync="true" text:start-value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 " style:num-format="A" style:num-letter-sync="true" text:start-value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ásady</dc:title>
    <meta:initial-creator>INF</meta:initial-creator>
    <meta:creation-date>2014-12-29T16:31:00</meta:creation-date>
    <dc:date>2015-03-03T12:38:33.953000000</dc:date>
    <meta:print-date>2005-05-26T17:19:00</meta:print-date>
    <meta:editing-cycles>9</meta:editing-cycles>
    <meta:editing-duration>P11DT11H47M37S</meta:editing-duration>
    <meta:generator>LibreOffice/4.3.4.1$Windows_x86 LibreOffice_project/bc356b2f991740509f321d70e4512a6a54c5f243</meta:generator>
    <meta:document-statistic meta:table-count="2" meta:image-count="0" meta:object-count="0" meta:page-count="2" meta:paragraph-count="61" meta:word-count="305" meta:character-count="2003" meta:non-whitespace-character-count="1738"/>
  </office:meta>
</office:document-meta>
</file>